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rainbow splash of big half meter diameter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text:p>
      <text:p text:style-name="Standard"><text:s/>The Poor Kid</text:p>
      <text:p text:style-name="Standard"><text:s/>W.T.F.</text:p>
      <text:p text:style-name="Standard"><text:s/>Up the Down Steroid</text:p>
      <text:p text:style-name="Standard"><text:s/>Good Times With Weapons</text:p>
      <text:p text:style-name="Standard"><text:s/>Crack Baby Athletic Association</text:p>
      <text:p text:style-name="Standard"><text:s/>Jewpacabra</text:p>
      <text:p text:style-name="Standard"><text:s/>Poor and Stupid</text:p>
      <text:p text:style-name="Standard">It's Always Sunny in Philadelphia, where the weirdest part is my mom's detested high school nickname was Patty</text:p>
      <text:p text:style-name="Standard"><text:s/>Mac and Dennis Move to the Suburbs</text:p>
      <text:p text:style-name="Standard"><text:s/>The Great Recession (DopAmine and Busters)</text:p>
      <text:p text:style-name="Standard"><text:s/>White Trash</text:p>
      <text:p text:style-name="Standard"><text:s/>Reynolds vs. Reynolds - The Cereal Defense</text:p>
      <text:p text:style-name="Standard"><text:s/>Gun Fever Still Too Hot</text:p>
      <text:p text:style-name="Standard"><text:s/>The Gang Reignites the Rivalry</text:p>
      <text:p text:style-name="Standard"><text:s/>Pop-Pop: The Final Solution</text:p>
      <text:p text:style-name="Standard">Wolf Cola: A Public Relations Nightmare</text:p>
      <text:p text:style-name="Standard">Courage the Cowardly Dog</text:p>
      <text:p text:style-name="Standard"><text:s/>Human Habitrail</text:p>
      <text:p text:style-name="Standard"><text:s/>Everyone Wants to Direct</text:p>
      <text:p text:style-name="Standard"><text:s/>The Great Fusilli</text:p>
      <text:p text:style-name="Standard"/>
      <text:p text:style-name="Standard">December 18, 2021: I'd like to see a state machine or graph of the human neural network encompassing things like GABA, glutamate, norepinephrine, and adrenaline, and their respective receptors. <text:s/>Neurons <text:soft-page-break/>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text:soft-page-break/>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Zombies</text:p>
      <text:p text:style-name="Standard">10 Years Today - Bullet For My Valentine</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Ignition - Trivium</text:p>
      <text:p text:style-name="Standard">Try to Be Me - Tribal Ink</text:p>
      <text:p text:style-name="Standard">Obliviate - That's Outrageous</text:p>
      <text:p text:style-name="Standard">2012 - The Word Alive</text:p>
      <text:p text:style-name="Standard">We Will All Evolve - Our Last Night</text:p>
      <text:p text:style-name="Standard">Hollow Bastion - Defiler</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text:soft-page-break/>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frequently affect me:</text:p>
      <text:p text:style-name="Standard">The blue air wires (cholinergic? <text:s/>they weren't blue when I was a kid. <text:s/>they were rainbow, and sometimes they still are. <text:s/>air illusions are much rarer. <text:s/>I feel extreme wonder when seeing this.)</text:p>
      <text:p text:style-name="Standard">The solid red ground paintings (a fondness for the thought of defeating an enemy)</text:p>
      <text:p text:style-name="Standard">The solid red wall paintings (separate? <text:s/>I don't recall emotional content or logical thought)</text:p>
      <text:p text:style-name="Standard">The PCP2 numbing hallucinations (rainbow mind's eye wires, happiness, laughter)</text:p>
      <text:p text:style-name="Standard">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he details of the adrenal system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text:soft-page-break/>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text:soft-page-break/>9:57 a.m. - I'm still working on a story concerning a Satanic cult controlling a wintry motel in Fluorescent Mountain in Alaska. <text:s/>I think my recent analyses of Nazi Germany and modern America will hel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1-12-25T13:41:11.256000000</dc:date>
    <meta:editing-duration>PT5M8S</meta:editing-duration>
    <meta:editing-cycles>14</meta:editing-cycles>
    <meta:generator>LibreOffice/7.2.1.2$Windows_X86_64 LibreOffice_project/87b77fad49947c1441b67c559c339af8f3517e22</meta:generator>
    <meta:document-statistic meta:table-count="0" meta:image-count="0" meta:object-count="0" meta:page-count="177" meta:paragraph-count="2278" meta:word-count="113625" meta:character-count="627391" meta:non-whitespace-character-count="507829"/>
  </office:meta>
</office:document-meta>
</file>